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dium-plain-title">
      <style:graphic-properties draw:fill-color="#ffffff" draw:auto-grow-height="true" fo:min-height="3.261cm"/>
    </style:style>
    <style:style style:name="pr2" style:family="presentation" style:parent-style-name="medium-plain-subtitle">
      <style:graphic-properties draw:fill-color="#ffffff" draw:auto-grow-height="true" fo:min-height="15.906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title">
      <style:graphic-properties draw:auto-grow-height="true" fo:min-height="3.261cm"/>
    </style:style>
    <style:style style:name="pr5" style:family="presentation" style:parent-style-name="medium-plain-outline1">
      <style:graphic-properties fo:min-height="15.655cm"/>
    </style:style>
    <style:style style:name="pr6" style:family="presentation" style:parent-style-name="medium-plain-title">
      <style:graphic-properties fo:min-height="3.01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family="'Arial Black'" style:font-pitch="variable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<text:span text:style-name="T1">Document and Content Analysis</text:span></text:p>
            <text:p text:style-name="P1"><text:span text:style-name="T1">Review and Outlook</text:span></text:p>
            <text:p text:style-name="P1"/>
            <text:p text:style-name="P1">Summer 2009</text:p>
            <text:p text:style-name="P1"><text:line-break/>Thomas Breuel</text:p>
            <text:p text:style-name="P1">Faisal Shafai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lecture 2 - compress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information entropy</text:p>
              </text:list-item>
              <text:list-item>
                <text:p>Huffman coding</text:p>
              </text:list-item>
              <text:list-item>
                <text:p>run-length coding [exercise]</text:p>
              </text:list-item>
              <text:list-item>
                <text:p>differential pulse code modul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01cm" svg:x="0.378cm" svg:y="0.456cm" presentation:class="title">
          <draw:text-box>
            <text:p>lecture 2 - compress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DCT — what is it used for? how? [exercise]</text:p>
              </text:list-item>
              <text:list-item>
                <text:p>MSE? PSNR?</text:p>
              </text:list-item>
              <text:list-item>
                <text:p>G3 compression?</text:p>
              </text:list-item>
              <text:list-item>
                <text:p>token-based compression?</text:p>
              </text:list-item>
              <text:list-item>
                <text:p>mixed raster conte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01cm" svg:x="0.378cm" svg:y="0.456cm" presentation:class="title">
          <draw:text-box>
            <text:p>lecture 3 – writing system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ISO8859-x</text:p>
              </text:list-item>
              <text:list-item>
                <text:p>Unicode, UTF-8, UCS-2, UCS-4 [exercise]</text:p>
              </text:list-item>
              <text:list-item>
                <text:p>Indo-European Languages (examples?)</text:p>
              </text:list-item>
              <text:list-item>
                <text:p>history&amp;derivation of writing systems</text:p>
              </text:list-item>
              <text:list-item>
                <text:p>diacritics? ligatures? umlaut?</text:p>
              </text:list-item>
              <text:list-item>
                <text:p>character? letter? glyph? codepoint?</text:p>
              </text:list-item>
              <text:list-item>
                <text:p>Unicode normalization? [exercise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01cm" svg:x="0.378cm" svg:y="0.456cm" presentation:class="title">
          <draw:text-box>
            <text:p>lecture 4 - font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font? typeface? family?</text:p>
              </text:list-item>
              <text:list-item>
                <text:p>1 pt = ?</text:p>
              </text:list-item>
              <text:list-item>
                <text:p>proportional? monospace? why?</text:p>
              </text:list-item>
              <text:list-item>
                <text:p>bitmap, vector, stroke-based?</text:p>
              </text:list-item>
              <text:list-item>
                <text:p>PostScript</text:p>
              </text:list-item>
              <text:list-item>
                <text:p>anti-aliasing?</text:p>
              </text:list-item>
              <text:list-item>
                <text:p>sub-pixel font rendering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01cm" svg:x="0.378cm" svg:y="0.456cm" presentation:class="title">
          <draw:text-box>
            <text:p>lecture 4 - font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base lines, x height, mean line, descender, ascender?</text:p>
              </text:list-item>
              <text:list-item>
                <text:p>style</text:p>
              </text:list-item>
              <text:list-item>
                <text:p>font rendering? RTL LTR?</text:p>
              </text:list-item>
              <text:list-item>
                <text:p>Pango, Uniscribe? <text:s/>what do they do? [exercise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01cm" svg:x="0.378cm" svg:y="0.456cm" presentation:class="title">
          <draw:text-box>
            <text:p>lecture 5 – markup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logical vs physical (also: distinguish)</text:p>
              </text:list-item>
              <text:list-item>
                <text:p>examples of markup languages</text:p>
              </text:list-item>
              <text:list-item>
                <text:p>reflow</text:p>
              </text:list-item>
              <text:list-item>
                <text:p>WYSIWYG – examples and history</text:p>
              </text:list-item>
              <text:list-item>
                <text:p>SGML vs XML vs HTML – explain</text:p>
              </text:list-item>
              <text:list-item>
                <text:p>DOM, CSS</text:p>
              </text:list-item>
              <text:list-item>
                <text:p>microformats—what, examples, usage</text:p>
              </text:list-item>
              <text:list-item>
                <text:p>typesetting—how does it work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971cm" svg:x="0.378cm" svg:y="-0.024cm" presentation:class="title" presentation:user-transformed="true">
          <draw:text-box>
            <text:p>lecture 6 – document image analysi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purpose?</text:p>
              </text:list-item>
              <text:list-item>
                <text:p>stages of OCR?</text:p>
              </text:list-item>
              <text:list-item>
                <text:p>stages of document image analysis</text:p>
              </text:list-item>
              <text:list-item>
                <text:p>how are documents captured?</text:p>
              </text:list-item>
              <text:list-item>
                <text:p>bleed through</text:p>
              </text:list-item>
              <text:list-item>
                <text:p>non-uniform illumination</text:p>
              </text:list-item>
              <text:list-item>
                <text:p>warp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971cm" svg:x="0.378cm" svg:y="-0.024cm" presentation:class="title" presentation:user-transformed="true">
          <draw:text-box>
            <text:p>lecture 6 – document image analysi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binarization [exercise]</text:p>
              </text:list-item>
              <text:list-item>
                <text:p>local vs global thresholding</text:p>
              </text:list-item>
              <text:list-item>
                <text:p>integral images</text:p>
              </text:list-item>
              <text:list-item>
                <text:p>orientation detection</text:p>
              </text:list-item>
              <text:list-item>
                <text:p>marginal noise removal</text:p>
              </text:list-item>
              <text:list-item>
                <text:p>skew correction</text:p>
              </text:list-item>
              <text:list-item>
                <text:p>page segmentation</text:p>
              </text:list-item>
              <text:list-item>
                <text:p>layout analys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971cm" svg:x="0.378cm" svg:y="-0.024cm" presentation:class="title" presentation:user-transformed="true">
          <draw:text-box>
            <text:p>lecture 6 – document image analysi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runlength smearing [exercise]</text:p>
              </text:list-item>
              <text:list-item>
                <text:p>recursive XY cut algorithm</text:p>
              </text:list-item>
              <text:list-item>
                <text:p>projection pro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01cm" svg:x="0.378cm" svg:y="0.456cm" presentation:class="title">
          <draw:text-box>
            <text:p>lecture 7 - OCR</text:p>
          </draw:text-box>
        </draw:frame>
        <draw:frame presentation:style-name="pr5" draw:layer="layout" svg:width="27.575cm" svg:height="17.411cm" svg:x="0.425cm" svg:y="3.074cm" presentation:class="outline" presentation:user-transformed="true">
          <draw:text-box>
            <text:list text:style-name="L2">
              <text:list-item>
                <text:p>explain steps of text line recognition</text:p>
              </text:list-item>
              <text:list-item>
                <text:p>text line segmentation [exercise]</text:p>
              </text:list-item>
              <text:list-item>
                <text:p>projection-based segmentation</text:p>
              </text:list-item>
              <text:list-item>
                <text:p>dynamic programming based segmentation</text:p>
              </text:list-item>
              <text:list-item>
                <text:p>template matching &amp; correlation</text:p>
              </text:list-item>
              <text:list-item>
                <text:p>segmentation graph &amp; its purpose</text:p>
              </text:list-item>
              <text:list-item>
                <text:p>recognition alternatives</text:p>
              </text:list-item>
              <text:list-item>
                <text:p>nearest neighbor classification</text:p>
              </text:list-item>
              <text:list-item>
                <text:p>dealing with variability in size + pos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01cm" svg:x="0.378cm" svg:y="0.456cm" presentation:class="title">
          <draw:text-box>
            <text:p>lecture 8 – ocr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ources of OCR errors</text:p>
              </text:list-item>
              <text:list-item>
                <text:p>kinds of character level errors</text:p>
              </text:list-item>
              <text:list-item>
                <text:p>computation of string edit distance</text:p>
              </text:list-item>
              <text:list-item>
                <text:p>measuring layout errors via block move cost</text:p>
              </text:list-item>
              <text:list-item>
                <text:p>“ground truth”</text:p>
              </text:list-item>
              <text:list-item>
                <text:p>double keying</text:p>
              </text:list-item>
              <text:list-item>
                <text:p>spell correction and OCR</text:p>
              </text:list-item>
              <text:list-item>
                <text:p>OCR vo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01cm" svg:x="0.378cm" svg:y="0.456cm" presentation:class="title">
          <draw:text-box>
            <text:p>lecture 8 - ocr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Bayes-optimal classification</text:p>
              </text:list-item>
              <text:list-item>
                <text:p>statistical language models</text:p>
              </text:list-item>
              <text:list-item>
                <text:p>unigram, bigram, trigram models</text:p>
              </text:list-item>
              <text:list-item>
                <text:p>sparsity</text:p>
              </text:list-item>
              <text:list-item>
                <text:p>add-one smoothing</text:p>
              </text:list-item>
              <text:list-item>
                <text:p>linear interpolation smoothing</text:p>
              </text:list-item>
              <text:list-item>
                <text:p>perplexity</text:p>
              </text:list-item>
              <text:list-item>
                <text:p>evaluation of n-gram mod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01cm" svg:x="0.378cm" svg:y="0.456cm" presentation:class="title">
          <draw:text-box>
            <text:p>lecture 9 – statistical lang model</text:p>
          </draw:text-box>
        </draw:frame>
        <draw:frame presentation:style-name="pr5" draw:layer="layout" svg:width="27.575cm" svg:height="16.911cm" svg:x="0.425cm" svg:y="3.324cm" presentation:class="outline" presentation:user-transformed="true">
          <draw:text-box>
            <text:list text:style-name="L2">
              <text:list-item>
                <text:p>Viterbi approximation</text:p>
              </text:list-item>
              <text:list-item>
                <text:p>weighted finite state transducer definitions</text:p>
              </text:list-item>
              <text:list-item>
                <text:p>weighted finite state acceptors</text:p>
              </text:list-item>
              <text:list-item>
                <text:p>deterministic</text:p>
              </text:list-item>
              <text:list-item>
                <text:p><text:span text:style-name="T2">ε-</text:span>free</text:p>
              </text:list-item>
              <text:list-item>
                <text:p>minimization</text:p>
              </text:list-item>
              <text:list-item>
                <text:p>constructing a language model using wfst operation</text:p>
              </text:list-item>
              <text:list-item>
                <text:p>trie &amp; difference to wf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01cm" svg:x="0.378cm" svg:y="0.456cm" presentation:class="title">
          <draw:text-box>
            <text:p>lecture 9 – stat lang model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omposition [exercise]</text:p>
              </text:list-item>
              <text:list-item>
                <text:p>bestpath [exercise]</text:p>
              </text:list-item>
              <text:list-item>
                <text:p>constructing an n-gram transducer</text:p>
              </text:list-item>
              <text:list-item>
                <text:p>Kleene closure</text:p>
              </text:list-item>
              <text:list-item>
                <text:p>OCR training — how?</text:p>
              </text:list-item>
              <text:list-item>
                <text:p>missing segmentation information</text:p>
              </text:list-item>
              <text:list-item>
                <text:p>EM algorithm</text:p>
              </text:list-item>
              <text:list-item>
                <text:p>OCR as HM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01cm" svg:x="0.378cm" svg:y="0.456cm" presentation:class="title">
          <draw:text-box>
            <text:p>lecture 10 – camera-based capture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projective geometry — what/how?</text:p>
              </text:list-item>
              <text:list-item>
                <text:p>homogeneous coordinates</text:p>
              </text:list-item>
              <text:list-item>
                <text:p>projective transforms</text:p>
              </text:list-item>
              <text:list-item>
                <text:p>similarity transform</text:p>
              </text:list-item>
              <text:list-item>
                <text:p>affine transform</text:p>
              </text:list-item>
              <text:list-item>
                <text:p>projective transform</text:p>
              </text:list-item>
              <text:list-item>
                <text:p>degrees of freedom</text:p>
              </text:list-item>
              <text:list-item>
                <text:p>invaria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2T1">
        <office:forms form:automatic-focus="false" form:apply-design-mode="false"/>
        <draw:frame presentation:style-name="pr6" draw:layer="layout" svg:width="27.622cm" svg:height="3.01cm" svg:x="0.378cm" svg:y="0.456cm" presentation:class="title">
          <draw:text-box>
            <text:p>lecture 10 – camera-based capture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amera models — why and how?</text:p>
              </text:list-item>
              <text:list-item>
                <text:p>camera calibration — why and how?</text:p>
              </text:list-item>
              <text:list-item>
                <text:p>stereo vision</text:p>
              </text:list-item>
              <text:list-item>
                <text:p>triangulation</text:p>
              </text:list-item>
              <text:list-item>
                <text:p>stereo book scanner</text:p>
              </text:list-item>
              <text:list-item>
                <text:p>monocular dewarp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medium-plain-title">
      <style:graphic-properties draw:fill-color="#ffffff" draw:auto-grow-height="false" fo:min-height="3.507cm"/>
    </style:style>
    <style:style style:name="Mpr2" style:family="presentation" style:parent-style-name="medium-plain-outline1">
      <style:graphic-properties draw:fill-color="#ffffff" draw:auto-grow-height="false" fo:min-height="13.86cm"/>
    </style:style>
    <style:style style:name="M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Mdp1">
      <draw:frame presentation:style-name="Mpr1" draw:text-style-name="MP3" draw:layer="backgroundobjects" svg:width="27.622cm" svg:height="3.26cm" svg:x="0.378cm" svg:y="0.331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7.575cm" svg:height="15.905cm" svg:x="0.425cm" svg:y="3.827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4cm" svg:y="19.55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Tom</meta:initial-creator>
    <meta:creation-date>2009-04-21T05:59:36</meta:creation-date>
    <dc:date>2009-07-23T06:43:24</dc:date>
    <meta:editing-cycles>14</meta:editing-cycles>
    <meta:editing-duration>PT07H44M10S</meta:editing-duration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openoffice.org2/user/template/medium-plain.otp" meta:date="2009-04-21T05:59:36"/>
  </office:meta>
</office:document-meta>
</file>